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tm</text:p>
          </table:table-cell>
          <table:table-cell office:value-type="string">
            <text:p>dist</text:p>
          </table:table-cell>
          <table:table-cell office:value-type="string">
            <text:p>hr</text:p>
          </table:table-cell>
          <table:table-cell office:value-type="string">
            <text:p>byte1 before</text:p>
          </table:table-cell>
          <table:table-cell office:value-type="string">
            <text:p>byte2 before</text:p>
          </table:table-cell>
          <table:table-cell office:value-type="string">
            <text:p>word before</text:p>
          </table:table-cell>
          <table:table-cell office:value-type="string">
            <text:p>word (little endian)</text:p>
          </table:table-cell>
          <table:table-cell office:value-type="string">
            <text:p>dist diff</text:p>
          </table:table-cell>
          <table:table-cell office:value-type="string">
            <text:p>v (m/s)</text:p>
          </table:table-cell>
          <table:table-cell office:value-type="string">
            <text:p>v (km/h)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5.66667">
            <text:p>15,6666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E2]+256*[.D2]" office:value-type="float" office:value="5">
            <text:p>5</text:p>
          </table:table-cell>
          <table:table-cell table:formula="of:=[.D2]+256*[.E2]" office:value-type="float" office:value="1280">
            <text:p>1280</text:p>
          </table:table-cell>
          <table:table-cell table:formula="of:=[.B2]" office:value-type="float" office:value="15.66667">
            <text:p>15,66667</text:p>
          </table:table-cell>
          <table:table-cell table:formula="of:=[.H2]/5" office:value-type="float" office:value="3.133334">
            <text:p>3,133334</text:p>
          </table:table-cell>
          <table:table-cell table:formula="of:=[.I2]*3.6" office:value-type="float" office:value="11.2800024">
            <text:p>11,28000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.80556">
            <text:p>35,80556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formula="of:=6*16+12" office:value-type="float" office:value="108">
            <text:p>108</text:p>
          </table:table-cell>
          <table:table-cell table:formula="of:=[.E3]+256*[.D3]" office:value-type="float" office:value="1132">
            <text:p>1132</text:p>
          </table:table-cell>
          <table:table-cell table:formula="of:=[.D3]+256*[.E3]" office:value-type="float" office:value="27652">
            <text:p>27652</text:p>
          </table:table-cell>
          <table:table-cell table:formula="of:=[.B3]-[.B2]" office:value-type="float" office:value="20.13889">
            <text:p>20,13889</text:p>
          </table:table-cell>
          <table:table-cell table:formula="of:=[.H3]/5" office:value-type="float" office:value="4.027778">
            <text:p>4,027778</text:p>
          </table:table-cell>
          <table:table-cell table:formula="of:=[.I3]*3.6" office:value-type="float" office:value="14.5000008">
            <text:p>14,50000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5.68056">
            <text:p>55,68056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formula="of:=10*16+15" office:value-type="float" office:value="175">
            <text:p>175</text:p>
          </table:table-cell>
          <table:table-cell table:formula="of:=[.E4]+256*[.D4]" office:value-type="float" office:value="1455">
            <text:p>1455</text:p>
          </table:table-cell>
          <table:table-cell table:formula="of:=[.D4]+256*[.E4]" office:value-type="float" office:value="44805">
            <text:p>44805</text:p>
          </table:table-cell>
          <table:table-cell table:formula="of:=[.B4]-[.B3]" office:value-type="float" office:value="19.875">
            <text:p>19,875</text:p>
          </table:table-cell>
          <table:table-cell table:formula="of:=[.H4]/5" office:value-type="float" office:value="3.975">
            <text:p>3,975</text:p>
          </table:table-cell>
          <table:table-cell table:formula="of:=[.I4]*3.6" office:value-type="float" office:value="14.31">
            <text:p>14,3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.08334">
            <text:p>73,08334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table:formula="of:=9*16+12" office:value-type="float" office:value="156">
            <text:p>156</text:p>
          </table:table-cell>
          <table:table-cell table:formula="of:=[.E5]+256*[.D5]" office:value-type="float" office:value="1436">
            <text:p>1436</text:p>
          </table:table-cell>
          <table:table-cell table:formula="of:=[.D5]+256*[.E5]" office:value-type="float" office:value="39941">
            <text:p>39941</text:p>
          </table:table-cell>
          <table:table-cell table:formula="of:=[.B5]-[.B4]" office:value-type="float" office:value="17.40278">
            <text:p>17,40278</text:p>
          </table:table-cell>
          <table:table-cell table:formula="of:=[.H5]/5" office:value-type="float" office:value="3.480556">
            <text:p>3,480556</text:p>
          </table:table-cell>
          <table:table-cell table:formula="of:=[.I5]*3.6" office:value-type="float" office:value="12.5300016">
            <text:p>12,53000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9.26389">
            <text:p>89,26389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table:formula="of:=14*16+9" office:value-type="float" office:value="233">
            <text:p>233</text:p>
          </table:table-cell>
          <table:table-cell table:formula="of:=[.E6]+256*[.D6]" office:value-type="float" office:value="1257">
            <text:p>1257</text:p>
          </table:table-cell>
          <table:table-cell table:formula="of:=[.D6]+256*[.E6]" office:value-type="float" office:value="59652">
            <text:p>59652</text:p>
          </table:table-cell>
          <table:table-cell table:formula="of:=[.B6]-[.B5]" office:value-type="float" office:value="16.18055">
            <text:p>16,18055</text:p>
          </table:table-cell>
          <table:table-cell table:formula="of:=[.H6]/5" office:value-type="float" office:value="3.23611">
            <text:p>3,23611</text:p>
          </table:table-cell>
          <table:table-cell table:formula="of:=[.I6]*3.6" office:value-type="float" office:value="11.649996">
            <text:p>11,64999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5.1111">
            <text:p>105,1111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table:formula="of:=9*16+1" office:value-type="float" office:value="145">
            <text:p>145</text:p>
          </table:table-cell>
          <table:table-cell table:formula="of:=[.E7]+256*[.D7]" office:value-type="float" office:value="1169">
            <text:p>1169</text:p>
          </table:table-cell>
          <table:table-cell table:formula="of:=[.D7]+256*[.E7]" office:value-type="float" office:value="37124">
            <text:p>37124</text:p>
          </table:table-cell>
          <table:table-cell table:formula="of:=[.B7]-[.B6]" office:value-type="float" office:value="15.84721">
            <text:p>15,84721</text:p>
          </table:table-cell>
          <table:table-cell table:formula="of:=[.H7]/5" office:value-type="float" office:value="3.169442">
            <text:p>3,169442</text:p>
          </table:table-cell>
          <table:table-cell table:formula="of:=[.I7]*3.6" office:value-type="float" office:value="11.4099912">
            <text:p>11,40999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0.5">
            <text:p>120,5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table:formula="of:=7*16+9" office:value-type="float" office:value="121">
            <text:p>121</text:p>
          </table:table-cell>
          <table:table-cell table:formula="of:=[.E8]+256*[.D8]" office:value-type="float" office:value="1145">
            <text:p>1145</text:p>
          </table:table-cell>
          <table:table-cell table:formula="of:=[.D8]+256*[.E8]" office:value-type="float" office:value="30980">
            <text:p>30980</text:p>
          </table:table-cell>
          <table:table-cell table:formula="of:=[.B8]-[.B7]" office:value-type="float" office:value="15.3889">
            <text:p>15,3889</text:p>
          </table:table-cell>
          <table:table-cell table:formula="of:=[.H8]/5" office:value-type="float" office:value="3.07778">
            <text:p>3,07778</text:p>
          </table:table-cell>
          <table:table-cell table:formula="of:=[.I8]*3.6" office:value-type="float" office:value="11.080008">
            <text:p>11,08000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5.1667">
            <text:p>135,1667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table:formula="of:=5*16+8" office:value-type="float" office:value="88">
            <text:p>88</text:p>
          </table:table-cell>
          <table:table-cell table:formula="of:=[.E9]+256*[.D9]" office:value-type="float" office:value="1112">
            <text:p>1112</text:p>
          </table:table-cell>
          <table:table-cell table:formula="of:=[.D9]+256*[.E9]" office:value-type="float" office:value="22532">
            <text:p>22532</text:p>
          </table:table-cell>
          <table:table-cell table:formula="of:=[.B9]-[.B8]" office:value-type="float" office:value="14.6667">
            <text:p>14,6667</text:p>
          </table:table-cell>
          <table:table-cell table:formula="of:=[.H9]/5" office:value-type="float" office:value="2.93334">
            <text:p>2,93334</text:p>
          </table:table-cell>
          <table:table-cell table:formula="of:=[.I9]*3.6" office:value-type="float" office:value="10.560024">
            <text:p>10,56002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47.75">
            <text:p>147,75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table:formula="of:=2*16+4" office:value-type="float" office:value="36">
            <text:p>36</text:p>
          </table:table-cell>
          <table:table-cell table:formula="of:=[.E10]+256*[.D10]" office:value-type="float" office:value="1060">
            <text:p>1060</text:p>
          </table:table-cell>
          <table:table-cell table:formula="of:=[.D10]+256*[.E10]" office:value-type="float" office:value="9220">
            <text:p>9220</text:p>
          </table:table-cell>
          <table:table-cell table:formula="of:=[.B10]-[.B9]" office:value-type="float" office:value="12.5833">
            <text:p>12,5833</text:p>
          </table:table-cell>
          <table:table-cell table:formula="of:=[.H10]/5" office:value-type="float" office:value="2.51666">
            <text:p>2,51666</text:p>
          </table:table-cell>
          <table:table-cell table:formula="of:=[.I10]*3.6" office:value-type="float" office:value="9.05997600000001">
            <text:p>9,05997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5.3056">
            <text:p>165,3056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table:formula="of:=8*16+13" office:value-type="float" office:value="141">
            <text:p>141</text:p>
          </table:table-cell>
          <table:table-cell table:formula="of:=[.E11]+256*[.D11]" office:value-type="float" office:value="909">
            <text:p>909</text:p>
          </table:table-cell>
          <table:table-cell table:formula="of:=[.D11]+256*[.E11]" office:value-type="float" office:value="36099">
            <text:p>36099</text:p>
          </table:table-cell>
          <table:table-cell table:formula="of:=[.B11]-[.B10]" office:value-type="float" office:value="17.5556">
            <text:p>17,5556</text:p>
          </table:table-cell>
          <table:table-cell table:formula="of:=[.H11]/5" office:value-type="float" office:value="3.51112">
            <text:p>3,51112</text:p>
          </table:table-cell>
          <table:table-cell table:formula="of:=[.I11]*3.6" office:value-type="float" office:value="12.640032">
            <text:p>12,6400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2.7917">
            <text:p>182,7917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table:formula="of:=16*15+4" office:value-type="float" office:value="244">
            <text:p>244</text:p>
          </table:table-cell>
          <table:table-cell table:formula="of:=[.E12]+256*[.D12]" office:value-type="float" office:value="1268">
            <text:p>1268</text:p>
          </table:table-cell>
          <table:table-cell table:formula="of:=[.D12]+256*[.E12]" office:value-type="float" office:value="62468">
            <text:p>62468</text:p>
          </table:table-cell>
          <table:table-cell table:formula="of:=[.B12]-[.B11]" office:value-type="float" office:value="17.4861">
            <text:p>17,4861</text:p>
          </table:table-cell>
          <table:table-cell table:formula="of:=[.H12]/5" office:value-type="float" office:value="3.49722">
            <text:p>3,49722</text:p>
          </table:table-cell>
          <table:table-cell table:formula="of:=[.I12]*3.6" office:value-type="float" office:value="12.589992">
            <text:p>12,58999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7.3194">
            <text:p>197,3194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table:formula="of:=16*14+15" office:value-type="float" office:value="239">
            <text:p>239</text:p>
          </table:table-cell>
          <table:table-cell table:formula="of:=[.E13]+256*[.D13]" office:value-type="float" office:value="1263">
            <text:p>1263</text:p>
          </table:table-cell>
          <table:table-cell table:formula="of:=[.D13]+256*[.E13]" office:value-type="float" office:value="61188">
            <text:p>61188</text:p>
          </table:table-cell>
          <table:table-cell table:formula="of:=[.B13]-[.B12]" office:value-type="float" office:value="14.5277">
            <text:p>14,5277</text:p>
          </table:table-cell>
          <table:table-cell table:formula="of:=[.H13]/5" office:value-type="float" office:value="2.90554">
            <text:p>2,90554</text:p>
          </table:table-cell>
          <table:table-cell table:formula="of:=[.I13]*3.6" office:value-type="float" office:value="10.459944">
            <text:p>10,45994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10.625">
            <text:p>210,62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formula="of:=16+10" office:value-type="float" office:value="26">
            <text:p>26</text:p>
          </table:table-cell>
          <table:table-cell table:formula="of:=[.E14]+256*[.D14]" office:value-type="float" office:value="1050">
            <text:p>1050</text:p>
          </table:table-cell>
          <table:table-cell table:formula="of:=[.D14]+256*[.E14]" office:value-type="float" office:value="6660">
            <text:p>6660</text:p>
          </table:table-cell>
          <table:table-cell table:formula="of:=[.B14]-[.B13]" office:value-type="float" office:value="13.3056">
            <text:p>13,3056</text:p>
          </table:table-cell>
          <table:table-cell table:formula="of:=[.H14]/5" office:value-type="float" office:value="2.66112">
            <text:p>2,66112</text:p>
          </table:table-cell>
          <table:table-cell table:formula="of:=[.I14]*3.6" office:value-type="float" office:value="9.580032">
            <text:p>9,580032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32.9861">
            <text:p>232,9861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table:formula="of:=12*16+1" office:value-type="float" office:value="193">
            <text:p>193</text:p>
          </table:table-cell>
          <table:table-cell table:formula="of:=[.E15]+256*[.D15]" office:value-type="float" office:value="961">
            <text:p>961</text:p>
          </table:table-cell>
          <table:table-cell table:formula="of:=[.D15]+256*[.E15]" office:value-type="float" office:value="49411">
            <text:p>49411</text:p>
          </table:table-cell>
          <table:table-cell table:formula="of:=[.B15]-[.B14]" office:value-type="float" office:value="22.3611">
            <text:p>22,3611</text:p>
          </table:table-cell>
          <table:table-cell table:formula="of:=[.H15]/5" office:value-type="float" office:value="4.47222">
            <text:p>4,47222</text:p>
          </table:table-cell>
          <table:table-cell table:formula="of:=[.I15]*3.6" office:value-type="float" office:value="16.099992">
            <text:p>16,0999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5.4306">
            <text:p>255,4306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table:formula="of:=5*16" office:value-type="float" office:value="80">
            <text:p>80</text:p>
          </table:table-cell>
          <table:table-cell table:formula="of:=[.E16]+256*[.D16]" office:value-type="float" office:value="1616">
            <text:p>1616</text:p>
          </table:table-cell>
          <table:table-cell table:formula="of:=[.D16]+256*[.E16]" office:value-type="float" office:value="20486">
            <text:p>20486</text:p>
          </table:table-cell>
          <table:table-cell table:formula="of:=[.B16]-[.B15]" office:value-type="float" office:value="22.4445">
            <text:p>22,4445</text:p>
          </table:table-cell>
          <table:table-cell table:formula="of:=[.H16]/5" office:value-type="float" office:value="4.4889">
            <text:p>4,4889</text:p>
          </table:table-cell>
          <table:table-cell table:formula="of:=[.I16]*3.6" office:value-type="float" office:value="16.16004">
            <text:p>16,16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8:32:34</meta:creation-date>
    <dc:date>2012-11-25T19:40:32</dc:date>
    <meta:editing-duration>PT7M35S</meta:editing-duration>
    <meta:editing-cycles>1</meta:editing-cycles>
    <meta:document-statistic meta:table-count="1" meta:cell-count="160" meta:object-count="0"/>
    <meta:generator>LibreOffice/3.6$Linux_x86 LibreOffice_project/360m1$Build-2</meta:generator>
  </office:meta>
</office:document-meta>
</file>